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09cm" svg:height="8.611cm" svg:x="0.004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4T10:23:21.759517350</dc:date>
    <meta:editing-duration>PT6M13S</meta:editing-duration>
    <meta:editing-cycles>23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cm" svg:height="8.612cm" xlink:href="." xlink:type="simple" chart:class="chart:scatter" chart:style-name="ch1">
        <chart:plot-area chart:style-name="ch2" chart:data-source-has-labels="both" svg:x="0.306cm" svg:y="0.172cm" svg:width="14.698cm" svg:height="8.268cm">
          <chartooo:coordinate-region svg:x="0.848cm" svg:y="0.371cm" svg:width="14.062cm" svg:height="7.87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